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D デジタル 教科書体 NP" svg:font-family="'UD デジタル 教科書体 NP'" style:font-family-generic="roman" style:font-pitch="variable"/>
    <style:font-face style:name="UD デジタル 教科書体 NP1" svg:font-family="'UD デジタル 教科書体 NP'" style:font-adornments="標準"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hadow="none" style:may-break-between-rows="true" table:border-model="collapsing"/>
    </style:style>
    <style:style style:name="表1.A" style:family="table-column">
      <style:table-column-properties style:column-width="2.498cm" style:rel-column-width="9628*"/>
    </style:style>
    <style:style style:name="表1.B" style:family="table-column">
      <style:table-column-properties style:column-width="5.009cm" style:rel-column-width="19310*"/>
    </style:style>
    <style:style style:name="表1.C" style:family="table-column">
      <style:table-column-properties style:column-width="4.535cm" style:rel-column-width="17481*"/>
    </style:style>
    <style:style style:name="表1.D" style:family="table-column">
      <style:table-column-properties style:column-width="4.958cm" style:rel-column-width="19116*"/>
    </style:style>
    <style:style style:name="表1.1" style:family="table-row">
      <style:table-row-properties fo:keep-together="auto"/>
    </style:style>
    <style:style style:name="表1.A1" style:family="table-cell">
      <style:table-cell-properties fo:background-color="#00599d" fo:padding="0cm" fo:border-left="none" fo:border-right="none" fo:border-top="none" fo:border-bottom="0.75pt solid #00599d" style:writing-mode="page">
        <style:background-image/>
      </style:table-cell-properties>
    </style:style>
    <style:style style:name="表1.2" style:family="table-row">
      <style:table-row-properties style:min-row-height="0.266cm" fo:keep-together="auto"/>
    </style:style>
    <style:style style:name="表1.A2" style:family="table-cell">
      <style:table-cell-properties fo:background-color="transparent" fo:padding="0cm" fo:border-left="0.75pt solid #00599d" fo:border-right="none" fo:border-top="none" fo:border-bottom="none" style:writing-mode="page">
        <style:background-image/>
      </style:table-cell-properties>
    </style:style>
    <style:style style:name="表1.B2" style:family="table-cell">
      <style:table-cell-properties fo:background-color="transparent" fo:padding="0cm" fo:border="none" style:writing-mode="page">
        <style:background-image/>
      </style:table-cell-properties>
    </style:style>
    <style:style style:name="表1.C2" style:family="table-cell">
      <style:table-cell-properties fo:background-color="transparent" fo:padding="0cm" fo:border="none" style:writing-mode="page">
        <style:background-image/>
      </style:table-cell-properties>
    </style:style>
    <style:style style:name="表1.D2" style:family="table-cell">
      <style:table-cell-properties fo:background-color="transparent" fo:padding="0cm" fo:border-left="none" fo:border-right="0.75pt solid #00599d" fo:border-top="none" fo:border-bottom="none" style:writing-mode="page">
        <style:background-image/>
      </style:table-cell-properties>
    </style:style>
    <style:style style:name="表1.A3" style:family="table-cell">
      <style:table-cell-properties fo:background-color="#dddddd" fo:padding="0cm" fo:border-left="0.75pt solid #00599d" fo:border-right="none" fo:border-top="none" fo:border-bottom="none" style:writing-mode="page">
        <style:background-image/>
      </style:table-cell-properties>
    </style:style>
    <style:style style:name="表1.B3" style:family="table-cell">
      <style:table-cell-properties fo:background-color="#dddddd" fo:padding="0cm" fo:border="none" style:writing-mode="page">
        <style:background-image/>
      </style:table-cell-properties>
    </style:style>
    <style:style style:name="表1.C3" style:family="table-cell">
      <style:table-cell-properties fo:background-color="#dddddd" fo:padding="0cm" fo:border="none" style:writing-mode="page">
        <style:background-image/>
      </style:table-cell-properties>
    </style:style>
    <style:style style:name="表1.D3" style:family="table-cell">
      <style:table-cell-properties fo:background-color="#dddddd" fo:padding="0cm" fo:border-left="none" fo:border-right="0.75pt solid #00599d" fo:border-top="none" fo:border-bottom="none" style:writing-mode="page">
        <style:background-image/>
      </style:table-cell-properties>
    </style:style>
    <style:style style:name="表1.B4" style:family="table-cell">
      <style:table-cell-properties fo:background-color="transparent" fo:padding="0cm" fo:border="none" style:writing-mode="page">
        <style:background-image/>
      </style:table-cell-properties>
    </style:style>
    <style:style style:name="表1.C4" style:family="table-cell">
      <style:table-cell-properties fo:background-color="transparent" fo:padding="0cm" fo:border="none" style:writing-mode="page">
        <style:background-image/>
      </style:table-cell-properties>
    </style:style>
    <style:style style:name="表1.D4" style:family="table-cell">
      <style:table-cell-properties fo:background-color="transparent" fo:padding="0cm" fo:border-left="none" fo:border-right="0.75pt solid #00599d" fo:border-top="none" fo:border-bottom="none" style:writing-mode="page">
        <style:background-image/>
      </style:table-cell-properties>
    </style:style>
    <style:style style:name="表1.B5" style:family="table-cell">
      <style:table-cell-properties fo:background-color="#dddddd" fo:padding="0cm" fo:border="none" style:writing-mode="page">
        <style:background-image/>
      </style:table-cell-properties>
    </style:style>
    <style:style style:name="表1.C5" style:family="table-cell">
      <style:table-cell-properties fo:background-color="#dddddd" fo:padding="0cm" fo:border="none" style:writing-mode="page">
        <style:background-image/>
      </style:table-cell-properties>
    </style:style>
    <style:style style:name="表1.D5" style:family="table-cell">
      <style:table-cell-properties fo:background-color="#dddddd" fo:padding="0cm" fo:border-left="none" fo:border-right="0.75pt solid #00599d" fo:border-top="none" fo:border-bottom="none" style:writing-mode="page">
        <style:background-image/>
      </style:table-cell-properties>
    </style:style>
    <style:style style:name="表1.B6" style:family="table-cell">
      <style:table-cell-properties fo:background-color="transparent" fo:padding="0cm" fo:border="none" style:writing-mode="page">
        <style:background-image/>
      </style:table-cell-properties>
    </style:style>
    <style:style style:name="表1.C6" style:family="table-cell">
      <style:table-cell-properties fo:background-color="transparent" fo:padding="0cm" fo:border="none" style:writing-mode="page">
        <style:background-image/>
      </style:table-cell-properties>
    </style:style>
    <style:style style:name="表1.D6" style:family="table-cell">
      <style:table-cell-properties fo:background-color="transparent" fo:padding="0cm" fo:border-left="none" fo:border-right="0.75pt solid #00599d" fo:border-top="none" fo:border-bottom="none" style:writing-mode="page">
        <style:background-image/>
      </style:table-cell-properties>
    </style:style>
    <style:style style:name="表1.B7" style:family="table-cell">
      <style:table-cell-properties fo:background-color="#dddddd" fo:padding="0cm" fo:border="none" style:writing-mode="page">
        <style:background-image/>
      </style:table-cell-properties>
    </style:style>
    <style:style style:name="表1.C7" style:family="table-cell">
      <style:table-cell-properties fo:background-color="#dddddd" fo:padding="0cm" fo:border="none" style:writing-mode="page">
        <style:background-image/>
      </style:table-cell-properties>
    </style:style>
    <style:style style:name="表1.D7" style:family="table-cell">
      <style:table-cell-properties fo:background-color="#dddddd" fo:padding="0cm" fo:border-left="none" fo:border-right="0.75pt solid #00599d" fo:border-top="none" fo:border-bottom="none" style:writing-mode="page">
        <style:background-image/>
      </style:table-cell-properties>
    </style:style>
    <style:style style:name="表1.B8" style:family="table-cell">
      <style:table-cell-properties fo:background-color="transparent" fo:padding="0cm" fo:border="none" style:writing-mode="page">
        <style:background-image/>
      </style:table-cell-properties>
    </style:style>
    <style:style style:name="表1.C8" style:family="table-cell">
      <style:table-cell-properties fo:background-color="transparent" fo:padding="0cm" fo:border="none" style:writing-mode="page">
        <style:background-image/>
      </style:table-cell-properties>
    </style:style>
    <style:style style:name="表1.D8" style:family="table-cell">
      <style:table-cell-properties fo:background-color="transparent" fo:padding="0cm" fo:border-left="none" fo:border-right="0.75pt solid #00599d" fo:border-top="none" fo:border-bottom="none" style:writing-mode="page">
        <style:background-image/>
      </style:table-cell-properties>
    </style:style>
    <style:style style:name="表1.B9" style:family="table-cell">
      <style:table-cell-properties fo:background-color="#dddddd" fo:padding="0cm" fo:border="none" style:writing-mode="page">
        <style:background-image/>
      </style:table-cell-properties>
    </style:style>
    <style:style style:name="表1.C9" style:family="table-cell">
      <style:table-cell-properties fo:background-color="#dddddd" fo:padding="0cm" fo:border="none" style:writing-mode="page">
        <style:background-image/>
      </style:table-cell-properties>
    </style:style>
    <style:style style:name="表1.D9" style:family="table-cell">
      <style:table-cell-properties fo:background-color="#dddddd" fo:padding="0cm" fo:border-left="none" fo:border-right="0.75pt solid #00599d" fo:border-top="none" fo:border-bottom="none" style:writing-mode="page">
        <style:background-image/>
      </style:table-cell-properties>
    </style:style>
    <style:style style:name="表1.B10" style:family="table-cell">
      <style:table-cell-properties fo:background-color="transparent" fo:padding="0cm" fo:border="none" style:writing-mode="page">
        <style:background-image/>
      </style:table-cell-properties>
    </style:style>
    <style:style style:name="表1.C10" style:family="table-cell">
      <style:table-cell-properties fo:background-color="transparent" fo:padding="0cm" fo:border="none" style:writing-mode="page">
        <style:background-image/>
      </style:table-cell-properties>
    </style:style>
    <style:style style:name="表1.D10" style:family="table-cell">
      <style:table-cell-properties fo:background-color="transparent" fo:padding="0cm" fo:border-left="none" fo:border-right="0.75pt solid #00599d" fo:border-top="none" fo:border-bottom="none" style:writing-mode="page">
        <style:background-image/>
      </style:table-cell-properties>
    </style:style>
    <style:style style:name="表1.B11" style:family="table-cell">
      <style:table-cell-properties fo:background-color="#dddddd" fo:padding="0cm" fo:border="none" style:writing-mode="page">
        <style:background-image/>
      </style:table-cell-properties>
    </style:style>
    <style:style style:name="表1.C11" style:family="table-cell">
      <style:table-cell-properties fo:background-color="#dddddd" fo:padding="0cm" fo:border="none" style:writing-mode="page">
        <style:background-image/>
      </style:table-cell-properties>
    </style:style>
    <style:style style:name="表1.D11" style:family="table-cell">
      <style:table-cell-properties fo:background-color="#dddddd" fo:padding="0cm" fo:border-left="none" fo:border-right="0.75pt solid #00599d" fo:border-top="none" fo:border-bottom="none" style:writing-mode="page">
        <style:background-image/>
      </style:table-cell-properties>
    </style:style>
    <style:style style:name="表1.B12" style:family="table-cell">
      <style:table-cell-properties fo:background-color="transparent" fo:padding="0cm" fo:border="none" style:writing-mode="page">
        <style:background-image/>
      </style:table-cell-properties>
    </style:style>
    <style:style style:name="表1.C12" style:family="table-cell">
      <style:table-cell-properties fo:background-color="transparent" fo:padding="0cm" fo:border="none" style:writing-mode="page">
        <style:background-image/>
      </style:table-cell-properties>
    </style:style>
    <style:style style:name="表1.D12" style:family="table-cell">
      <style:table-cell-properties fo:background-color="transparent" fo:padding="0cm" fo:border-left="none" fo:border-right="0.75pt solid #00599d" fo:border-top="none" fo:border-bottom="none" style:writing-mode="page">
        <style:background-image/>
      </style:table-cell-properties>
    </style:style>
    <style:style style:name="表1.B13" style:family="table-cell">
      <style:table-cell-properties fo:background-color="#dddddd" fo:padding="0cm" fo:border="none" style:writing-mode="page">
        <style:background-image/>
      </style:table-cell-properties>
    </style:style>
    <style:style style:name="表1.C13" style:family="table-cell">
      <style:table-cell-properties fo:background-color="#dddddd" fo:padding="0cm" fo:border="none" style:writing-mode="page">
        <style:background-image/>
      </style:table-cell-properties>
    </style:style>
    <style:style style:name="表1.D13" style:family="table-cell">
      <style:table-cell-properties fo:background-color="#dddddd" fo:padding="0cm" fo:border-left="none" fo:border-right="0.75pt solid #00599d" fo:border-top="none" fo:border-bottom="none" style:writing-mode="page">
        <style:background-image/>
      </style:table-cell-properties>
    </style:style>
    <style:style style:name="表1.B14" style:family="table-cell" style:data-style-name="N10000">
      <style:table-cell-properties fo:background-color="transparent" fo:padding="0cm" fo:border="none" style:writing-mode="page">
        <style:background-image/>
      </style:table-cell-properties>
    </style:style>
    <style:style style:name="表1.D14"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表1.B15" style:family="table-cell" style:data-style-name="N10000">
      <style:table-cell-properties fo:background-color="#dddddd" fo:padding="0cm" fo:border="none" style:writing-mode="page">
        <style:background-image/>
      </style:table-cell-properties>
    </style:style>
    <style:style style:name="表1.D15"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表1.A16"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表1.B16"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表1.D16"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Standard">
      <style:text-properties style:font-name="UD デジタル 教科書体 NP" fo:font-size="32pt" officeooo:rsid="0000b511" style:font-name-asian="UD デジタル 教科書体 NP" style:font-size-asian="32pt" style:font-size-complex="32pt"/>
    </style:style>
    <style:style style:name="P2" style:family="paragraph" style:parent-style-name="Standard">
      <style:paragraph-properties fo:text-align="center" style:justify-single-word="false"/>
      <style:text-properties style:font-name="UD デジタル 教科書体 NP" fo:font-size="40pt" officeooo:rsid="0000b511" officeooo:paragraph-rsid="0000b511" style:font-name-asian="UD デジタル 教科書体 NP" style:font-size-asian="40pt" style:font-size-complex="40pt"/>
    </style:style>
    <style:style style:name="P3" style:family="paragraph" style:parent-style-name="Standard">
      <style:paragraph-properties fo:text-align="end" style:justify-single-word="false"/>
      <style:text-properties style:font-name="UD デジタル 教科書体 NP" fo:font-size="21pt" officeooo:rsid="0000b511" officeooo:paragraph-rsid="0000b511" style:font-size-asian="21pt" style:font-size-complex="21pt"/>
    </style:style>
    <style:style style:name="P4" style:family="paragraph" style:parent-style-name="Contents_20_Heading">
      <style:paragraph-properties fo:break-before="page"/>
    </style:style>
    <style:style style:name="P5" style:family="paragraph" style:parent-style-name="Standard">
      <style:paragraph-properties fo:text-align="start" style:justify-single-word="false"/>
      <style:text-properties style:font-name="UD デジタル 教科書体 NP" fo:font-size="21pt" officeooo:rsid="0000b511" officeooo:paragraph-rsid="0000b511" style:font-size-asian="21pt" style:font-size-complex="21pt"/>
    </style:style>
    <style:style style:name="P6" style:family="paragraph" style:parent-style-name="Heading_20_1">
      <style:paragraph-properties fo:break-before="page"/>
      <style:text-properties officeooo:rsid="0000b511" officeooo:paragraph-rsid="0000b511"/>
    </style:style>
    <style:style style:name="P7" style:family="paragraph" style:parent-style-name="Text_20_body">
      <style:text-properties officeooo:paragraph-rsid="0000b511"/>
    </style:style>
    <style:style style:name="P8" style:family="paragraph" style:parent-style-name="Heading_20_1">
      <style:paragraph-properties fo:break-before="page"/>
    </style:style>
    <style:style style:name="P9" style:family="paragraph" style:parent-style-name="Text_20_body">
      <style:text-properties officeooo:rsid="0000b511" officeooo:paragraph-rsid="0000b511"/>
    </style:style>
    <style:style style:name="P10" style:family="paragraph" style:parent-style-name="Table">
      <style:paragraph-properties fo:keep-with-next="always"/>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name-asian="UD デジタル 教科書体 NP1"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0b511" officeooo:paragraph-rsid="0000b511" style:font-name-asian="UD デジタル 教科書体 NP1"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0b511" officeooo:paragraph-rsid="0000b511" style:font-name-asian="UD デジタル 教科書体 NP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157c7" officeooo:paragraph-rsid="000157c7" style:font-name-asian="UD デジタル 教科書体 NP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0b511" officeooo:paragraph-rsid="000157c7" style:font-name-asian="UD デジタル 教科書体 NP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0b511" officeooo:paragraph-rsid="0000b511" style:font-name-asian="UD デジタル 教科書体 NP1"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00b511"/>
    </style:style>
    <style:style style:name="T2" style:family="text">
      <style:text-properties officeooo:rsid="000157c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2">新生 V9978 仕様書</text:p>
      <text:p text:style-name="P3">Draft 1</text:p>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rotected="true">
            <text:p text:style-name="P4">目次</text:p>
          </text:index-title>
        </text:index-body>
      </text:table-of-content>
      <text:p text:style-name="P5"/>
      <text:p text:style-name="P5"/>
      <text:h text:style-name="P6" text:outline-level="1">1. はじめに</text:h>
      <text:p text:style-name="P7">　<text:span text:style-name="T1">1990年代、MSX3向けに開発されていた V9978 は様々な事情により頓挫してしまった。V9958との互換部分を取り除いた状態で V9990 と言う名前に変わり世に出てきたが、V9958との互換性が無いために、MSXへ搭載することは無かった。</text:span></text:p>
      <text:p text:style-name="P7">　海外の有志により、<text:span text:style-name="T1">V9990カートリッジが作られ、MSXでも利用可能になったが、MSXのカートリッジスロットには映像入力端子が存在しないため、本体の映像出力にミックスすることが出来ず、本体の出力と別の映像出力として、カートリッジに映像出力端子を取り付けるというアクロバティックな実装になってしまった。</text:span></text:p>
      <text:p text:style-name="P7">　やはり、<text:span text:style-name="T1">V9958とV9990の2つを載せるのでは無く、当時なし得なかった V9978 をやり直すことで、MSX規格に公式に盛り込めなかった悔しさを少しでも拭い去りたい。そんな思いで、V9978 を設計することにした。</text:span></text:p>
      <text:p text:style-name="P7">　軸となるコンセプトを下記に列挙する。</text:p>
      <text:p text:style-name="P7">　<text:span text:style-name="T1">(1) V9958と互換性があり、従来のMSX向けソフトウェアも概ね従来通りに動作すること</text:span></text:p>
      <text:p text:style-name="P7">　<text:span text:style-name="T1">(2) V9990に搭載されている機能を参考にして、同等の機能を搭載すること</text:span></text:p>
      <text:p text:style-name="P7">　<text:span text:style-name="T1">(3) レトロな雰囲気を残しつつ、若干の性能アップ・機能追加して使い勝手を向上させること</text:span></text:p>
      <text:p text:style-name="P7">　<text:span text:style-name="T1">(4) MSXの産みの親 西さん、V9938の産みの親 山岡さん にスペックの承認を得ること</text:span></text:p>
      <text:p text:style-name="P7"/>
      <text:h text:style-name="P8" text:outline-level="1">2. 画面モード</text:h>
      <text:p text:style-name="P9">　下記の画面モードをサポートする。</text:p>
      <text:p text:style-name="P10">表 <text:sequence text:ref-name="refTable0" text:name="Table" text:formula="ooow:Table+1" style:num-format="1">1</text:sequence></text:p>
      <table:table table:name="表1" table:style-name="表1" table:template-name="Box List Blue">
        <table:table-column table:style-name="表1.A"/>
        <table:table-column table:style-name="表1.B"/>
        <table:table-column table:style-name="表1.C"/>
        <table:table-column table:style-name="表1.D"/>
        <table:table-row table:style-name="表1.1">
          <table:table-cell table:style-name="表1.A1" office:value-type="string">
            <text:p text:style-name="P11">名称</text:p>
          </table:table-cell>
          <table:table-cell table:style-name="表1.A1" office:value-type="string">
            <text:p text:style-name="P11">解像度</text:p>
          </table:table-cell>
          <table:table-cell table:style-name="表1.A1" office:value-type="string">
            <text:p text:style-name="P12">MSX-BASIC</text:p>
            <text:p text:style-name="P12">画面モード</text:p>
          </table:table-cell>
          <table:table-cell table:style-name="表1.A1" office:value-type="string">
            <text:p text:style-name="P11">互換</text:p>
          </table:table-cell>
        </table:table-row>
        <table:table-row table:style-name="表1.2">
          <table:table-cell table:style-name="表1.A2" office:value-type="string">
            <text:p text:style-name="P13">TEXT1</text:p>
          </table:table-cell>
          <table:table-cell table:style-name="表1.B2" office:value-type="string">
            <text:p text:style-name="P14">256文字テキスト</text:p>
            <text:p text:style-name="P13">40桁24行</text:p>
          </table:table-cell>
          <table:table-cell table:style-name="表1.C2" office:value-type="string">
            <text:p text:style-name="P13">SCREEN0 (WIDTH40)</text:p>
          </table:table-cell>
          <table:table-cell table:style-name="表1.D2" office:value-type="string">
            <text:p text:style-name="P13">TMS9918/V9938/V9958</text:p>
          </table:table-cell>
        </table:table-row>
        <table:table-row table:style-name="表1.1">
          <table:table-cell table:style-name="表1.A3" office:value-type="string">
            <text:p text:style-name="P13">TEXT2</text:p>
          </table:table-cell>
          <table:table-cell table:style-name="表1.B3" office:value-type="string">
            <text:p text:style-name="P14">256文字テキスト</text:p>
            <text:p text:style-name="P13">80桁24行</text:p>
          </table:table-cell>
          <table:table-cell table:style-name="表1.C3" office:value-type="string">
            <text:p text:style-name="P13">SCREEN0 (WIDTH80)</text:p>
          </table:table-cell>
          <table:table-cell table:style-name="表1.D3" office:value-type="string">
            <text:p text:style-name="P13">V9938/V9958</text:p>
          </table:table-cell>
        </table:table-row>
        <table:table-row table:style-name="表1.1">
          <table:table-cell table:style-name="表1.A2" office:value-type="string">
            <text:p text:style-name="P13">MULTI COLOR</text:p>
          </table:table-cell>
          <table:table-cell table:style-name="表1.B4" office:value-type="string">
            <text:p text:style-name="P13">64x48 <text:span text:style-name="T2">16色パレット</text:span></text:p>
          </table:table-cell>
          <table:table-cell table:style-name="表1.C4" office:value-type="string">
            <text:p text:style-name="P13">SCREEN3</text:p>
          </table:table-cell>
          <table:table-cell table:style-name="表1.D4" office:value-type="string">
            <text:p text:style-name="P13">TMS9918/V9938/V9958</text:p>
          </table:table-cell>
        </table:table-row>
        <table:table-row table:style-name="表1.1">
          <table:table-cell table:style-name="表1.A3" office:value-type="string">
            <text:p text:style-name="P13">GRAPHIC1</text:p>
          </table:table-cell>
          <table:table-cell table:style-name="表1.B5" office:value-type="string">
            <text:p text:style-name="P14">256文字テキスト</text:p>
            <text:p text:style-name="P13">32桁24行</text:p>
          </table:table-cell>
          <table:table-cell table:style-name="表1.C5" office:value-type="string">
            <text:p text:style-name="P13">SCREEN1</text:p>
          </table:table-cell>
          <table:table-cell table:style-name="表1.D5" office:value-type="string">
            <text:p text:style-name="P13">TMS9918/V9938/V9958</text:p>
          </table:table-cell>
        </table:table-row>
        <table:table-row table:style-name="表1.1">
          <table:table-cell table:style-name="表1.A2" office:value-type="string">
            <text:p text:style-name="P13">GRAPHIC2</text:p>
          </table:table-cell>
          <table:table-cell table:style-name="表1.B6" office:value-type="string">
            <text:p text:style-name="P13">PCG 256種×3段</text:p>
            <text:p text:style-name="P13">32桁24行</text:p>
          </table:table-cell>
          <table:table-cell table:style-name="表1.C6" office:value-type="string">
            <text:p text:style-name="P13">SCREEN2</text:p>
          </table:table-cell>
          <table:table-cell table:style-name="表1.D6" office:value-type="string">
            <text:p text:style-name="P13">TMS9918/V9938/V9958</text:p>
          </table:table-cell>
        </table:table-row>
        <table:table-row table:style-name="表1.1">
          <table:table-cell table:style-name="表1.A3" office:value-type="string">
            <text:p text:style-name="P13">GRAPHIC3</text:p>
          </table:table-cell>
          <table:table-cell table:style-name="表1.B7" office:value-type="string">
            <text:p text:style-name="P13">PCG 256種×3段</text:p>
            <text:p text:style-name="P13">32桁24行</text:p>
          </table:table-cell>
          <table:table-cell table:style-name="表1.C7" office:value-type="string">
            <text:p text:style-name="P13">SCREEN4</text:p>
          </table:table-cell>
          <table:table-cell table:style-name="表1.D7" office:value-type="string">
            <text:p text:style-name="P13">V9938/V9958</text:p>
          </table:table-cell>
        </table:table-row>
        <table:table-row table:style-name="表1.1">
          <table:table-cell table:style-name="表1.A2" office:value-type="string">
            <text:p text:style-name="P13">GRAPHIC4</text:p>
          </table:table-cell>
          <table:table-cell table:style-name="表1.B8" office:value-type="string">
            <text:p text:style-name="P13">256x212 16色パレット</text:p>
          </table:table-cell>
          <table:table-cell table:style-name="表1.C8" office:value-type="string">
            <text:p text:style-name="P13">SCREEN5</text:p>
          </table:table-cell>
          <table:table-cell table:style-name="表1.D8" office:value-type="string">
            <text:p text:style-name="P13">V9938/V9958</text:p>
          </table:table-cell>
        </table:table-row>
        <table:table-row table:style-name="表1.1">
          <table:table-cell table:style-name="表1.A3" office:value-type="string">
            <text:p text:style-name="P13">GRAPHIC5</text:p>
          </table:table-cell>
          <table:table-cell table:style-name="表1.B9" office:value-type="string">
            <text:p text:style-name="P13">512x212 4色パレット</text:p>
          </table:table-cell>
          <table:table-cell table:style-name="表1.C9" office:value-type="string">
            <text:p text:style-name="P13">SCREEN6</text:p>
          </table:table-cell>
          <table:table-cell table:style-name="表1.D9" office:value-type="string">
            <text:p text:style-name="P13">V9938/V9958</text:p>
          </table:table-cell>
        </table:table-row>
        <table:table-row table:style-name="表1.1">
          <table:table-cell table:style-name="表1.A2" office:value-type="string">
            <text:p text:style-name="P13">GRAPHIC6</text:p>
          </table:table-cell>
          <table:table-cell table:style-name="表1.B10" office:value-type="string">
            <text:p text:style-name="P13">512x212 16色パレット</text:p>
          </table:table-cell>
          <table:table-cell table:style-name="表1.C10" office:value-type="string">
            <text:p text:style-name="P13">SCREEN7</text:p>
          </table:table-cell>
          <table:table-cell table:style-name="表1.D10" office:value-type="string">
            <text:p text:style-name="P13">V9938/V9958</text:p>
          </table:table-cell>
        </table:table-row>
        <table:table-row table:style-name="表1.1">
          <table:table-cell table:style-name="表1.A3" office:value-type="string">
            <text:p text:style-name="P13">GRAPHIC7</text:p>
          </table:table-cell>
          <table:table-cell table:style-name="表1.B11" office:value-type="string">
            <text:p text:style-name="P13">256x212 256色</text:p>
          </table:table-cell>
          <table:table-cell table:style-name="表1.C11" office:value-type="string">
            <text:p text:style-name="P13">SCREEN8</text:p>
          </table:table-cell>
          <table:table-cell table:style-name="表1.D11" office:value-type="string">
            <text:p text:style-name="P13">V9938/V9958</text:p>
          </table:table-cell>
        </table:table-row>
        <table:table-row table:style-name="表1.1">
          <table:table-cell table:style-name="表1.A2" office:value-type="string">
            <text:p text:style-name="P14">GRAPHIC7</text:p>
          </table:table-cell>
          <table:table-cell table:style-name="表1.B12" office:value-type="string">
            <text:p text:style-name="P15">256x212 <text:span text:style-name="T2">12499色</text:span></text:p>
          </table:table-cell>
          <table:table-cell table:style-name="表1.C12" office:value-type="string">
            <text:p text:style-name="P14">SCREEN10/11</text:p>
          </table:table-cell>
          <table:table-cell table:style-name="表1.D12" office:value-type="string">
            <text:p text:style-name="P15">V9958</text:p>
          </table:table-cell>
        </table:table-row>
        <table:table-row table:style-name="表1.1">
          <table:table-cell table:style-name="表1.A3" office:value-type="string">
            <text:p text:style-name="P14">GRAPHIC7</text:p>
          </table:table-cell>
          <table:table-cell table:style-name="表1.B13" office:value-type="string">
            <text:p text:style-name="P15">256x212 <text:span text:style-name="T2">19268色</text:span></text:p>
          </table:table-cell>
          <table:table-cell table:style-name="表1.C13" office:value-type="string">
            <text:p text:style-name="P14">SCREEN12</text:p>
          </table:table-cell>
          <table:table-cell table:style-name="表1.D13" office:value-type="string">
            <text:p text:style-name="P15">V9958</text:p>
          </table:table-cell>
        </table:table-row>
        <table:table-row table:style-name="表1.1">
          <table:table-cell table:style-name="表1.A2" office:value-type="string">
            <text:p text:style-name="P14"/>
          </table:table-cell>
          <table:table-cell table:style-name="表1.B14">
            <text:p text:style-name="P15"/>
          </table:table-cell>
          <table:table-cell table:style-name="表1.B14">
            <text:p text:style-name="P14"/>
          </table:table-cell>
          <table:table-cell table:style-name="表1.D14">
            <text:p text:style-name="P13"/>
          </table:table-cell>
        </table:table-row>
        <table:table-row table:style-name="表1.1">
          <table:table-cell table:style-name="表1.A3" office:value-type="string">
            <text:p text:style-name="P14"/>
          </table:table-cell>
          <table:table-cell table:style-name="表1.B15">
            <text:p text:style-name="P15"/>
          </table:table-cell>
          <table:table-cell table:style-name="表1.B15">
            <text:p text:style-name="P14"/>
          </table:table-cell>
          <table:table-cell table:style-name="表1.D15">
            <text:p text:style-name="P13"/>
          </table:table-cell>
        </table:table-row>
        <table:table-row table:style-name="表1.1">
          <table:table-cell table:style-name="表1.A16" office:value-type="string">
            <text:p text:style-name="P16"/>
          </table:table-cell>
          <table:table-cell table:style-name="表1.B16">
            <text:p text:style-name="P16"/>
          </table:table-cell>
          <table:table-cell table:style-name="表1.B16">
            <text:p text:style-name="P16"/>
          </table:table-cell>
          <table:table-cell table:style-name="表1.D16">
            <text:p text:style-name="P16"/>
          </table:table-cell>
        </table:table-row>
      </table:table>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D デジタル 教科書体 NP" svg:font-family="'UD デジタル 教科書体 NP'" style:font-family-generic="roman" style:font-pitch="variable"/>
    <style:font-face style:name="UD デジタル 教科書体 NP1" svg:font-family="'UD デジタル 教科書体 NP'" style:font-adornments="標準"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UD デジタル 教科書体 NP1" fo:font-family="'UD デジタル 教科書体 NP'" style:font-style-name="標準" style:font-family-generic="roman" style:font-pitch="variable" fo:font-size="10.5pt" style:font-name-asian="UD デジタル 教科書体 NP1" style:font-family-asian="'UD デジタル 教科書体 NP'" style:font-style-name-asian="標準" style:font-family-generic-asian="roman" style:font-pitch-asian="variabl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ja" number:country="JP">
      <number:number number:min-integer-digits="1"/>
    </number:number-style>
    <number:text-style style:name="N10100" number:language="ja" number:country="JP">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8T23:05:06.973000000</meta:creation-date>
    <dc:date>2025-02-28T23:50:11.814000000</dc:date>
    <meta:editing-duration>PT44M17S</meta:editing-duration>
    <meta:editing-cycles>2</meta:editing-cycles>
    <meta:generator>LibreOffice/24.8.4.2$Windows_X86_64 LibreOffice_project/bb3cfa12c7b1bf994ecc5649a80400d06cd71002</meta:generator>
    <meta:document-statistic meta:table-count="1" meta:image-count="0" meta:object-count="0" meta:page-count="4" meta:paragraph-count="73" meta:word-count="664" meta:character-count="1188" meta:non-whitespace-character-count="1147"/>
  </office:meta>
</office:document-meta>
</file>